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officeooo:rsid="0015ce00" officeooo:paragraph-rsid="0015ce00" style:font-size-asian="20pt" style:font-weight-asian="bold" style:font-size-complex="20pt" style:font-weight-complex="bold"/>
    </style:style>
    <style:style style:name="P2" style:family="paragraph" style:parent-style-name="Standard" style:list-style-name="L3">
      <style:paragraph-properties fo:line-height="150%" fo:text-align="start" style:justify-single-word="false"/>
      <style:text-properties fo:font-weight="bold" officeooo:rsid="001dde23" officeooo:paragraph-rsid="0020bdf4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weight="bold" officeooo:rsid="001dde23" officeooo:paragraph-rsid="0020bdf4" style:font-weight-asian="bold" style:font-weight-complex="bold"/>
    </style:style>
    <style:style style:name="P4" style:family="paragraph" style:parent-style-name="Standard" style:list-style-name="L3">
      <style:paragraph-properties fo:line-height="150%" fo:text-align="start" style:justify-single-word="false"/>
      <style:text-properties fo:font-weight="bold" officeooo:rsid="0025234e" officeooo:paragraph-rsid="0025234e" style:font-weight-asian="bold" style:font-weight-complex="bold"/>
    </style:style>
    <style:style style:name="P5" style:family="paragraph" style:parent-style-name="Standard" style:list-style-name="L3">
      <style:paragraph-properties fo:line-height="150%" fo:text-align="start" style:justify-single-word="false"/>
      <style:text-properties fo:font-weight="bold" officeooo:rsid="0025234e" officeooo:paragraph-rsid="003b2ca7" style:font-weight-asian="bold" style:font-weight-complex="bold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fo:font-weight="bold" officeooo:rsid="0025234e" officeooo:paragraph-rsid="003b65ff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normal" officeooo:rsid="00162352" officeooo:paragraph-rsid="0016235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normal" officeooo:rsid="00162352" officeooo:paragraph-rsid="002e1447" style:font-size-asian="14pt" style:font-weight-asian="normal" style:font-size-complex="14pt" style:font-weight-complex="normal"/>
    </style:style>
    <style:style style:name="P9" style:family="paragraph" style:parent-style-name="Standard" style:list-style-name="L6">
      <style:paragraph-properties fo:line-height="150%" fo:text-align="start" style:justify-single-word="false"/>
      <style:text-properties fo:font-size="14pt" fo:font-weight="normal" officeooo:rsid="00162352" officeooo:paragraph-rsid="00162352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162352" officeooo:paragraph-rsid="004d25bf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291189" officeooo:paragraph-rsid="00469166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line-height="150%" fo:text-align="start" style:justify-single-word="false"/>
      <style:text-properties officeooo:rsid="00181668" officeooo:paragraph-rsid="00181668"/>
    </style:style>
    <style:style style:name="P13" style:family="paragraph" style:parent-style-name="Standard" style:list-style-name="L3">
      <style:paragraph-properties fo:line-height="150%" fo:text-align="start" style:justify-single-word="false"/>
      <style:text-properties officeooo:paragraph-rsid="00181668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officeooo:paragraph-rsid="0025234e"/>
    </style:style>
    <style:style style:name="P15" style:family="paragraph" style:parent-style-name="Standard" style:list-style-name="L7">
      <style:paragraph-properties fo:line-height="150%" fo:text-align="start" style:justify-single-word="false"/>
      <style:text-properties officeooo:paragraph-rsid="00493981"/>
    </style:style>
    <style:style style:name="P16" style:family="paragraph" style:parent-style-name="Standard" style:list-style-name="L3">
      <style:paragraph-properties fo:line-height="150%" fo:text-align="start" style:justify-single-word="false"/>
      <style:text-properties officeooo:rsid="001a0dbc" officeooo:paragraph-rsid="001a0dbc"/>
    </style:style>
    <style:style style:name="P17" style:family="paragraph" style:parent-style-name="Standard">
      <style:paragraph-properties fo:line-height="150%" fo:text-align="start" style:justify-single-word="false"/>
      <style:text-properties officeooo:rsid="0025234e" officeooo:paragraph-rsid="0025234e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81668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207036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a0dbc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0bdf4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1bb9b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2cee5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291189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44b5f5" style:font-size-asian="14pt" style:font-weight-asian="normal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81668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91189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44b5f5" style:font-size-asian="14pt" style:font-weight-asian="bold" style:font-size-complex="14pt" style:font-weight-complex="bold"/>
    </style:style>
    <style:style style:name="T14" style:family="text">
      <style:text-properties fo:font-size="14pt" officeooo:rsid="001ff831" style:font-size-asian="14pt" style:font-size-complex="14pt"/>
    </style:style>
    <style:style style:name="T15" style:family="text">
      <style:text-properties fo:font-size="14pt" officeooo:rsid="0022cee5" style:font-size-asian="14pt" style:font-size-complex="14pt"/>
    </style:style>
    <style:style style:name="T16" style:family="text">
      <style:text-properties fo:font-size="14pt" officeooo:rsid="00181668" style:font-size-asian="14pt" style:font-size-complex="14pt"/>
    </style:style>
    <style:style style:name="T17" style:family="text">
      <style:text-properties fo:font-weight="bold" officeooo:rsid="0044b5f5" style:font-weight-asian="bold" style:font-weight-complex="bold"/>
    </style:style>
    <style:style style:name="T18" style:family="text">
      <style:text-properties fo:font-weight="bold" officeooo:rsid="00469166" style:font-weight-asian="bold" style:font-weight-complex="bold"/>
    </style:style>
    <style:style style:name="T19" style:family="text">
      <style:text-properties fo:font-weight="bold" officeooo:rsid="00181668" style:font-weight-asian="bold" style:font-weight-complex="bold"/>
    </style:style>
    <style:style style:name="T20" style:family="text">
      <style:text-properties fo:font-weight="bold" officeooo:rsid="004eb851" style:font-weight-asian="bold" style:font-weight-complex="bold"/>
    </style:style>
    <style:style style:name="T21" style:family="text">
      <style:text-properties officeooo:rsid="0031c2f2"/>
    </style:style>
    <style:style style:name="T22" style:family="text">
      <style:text-properties officeooo:rsid="0044b5f5"/>
    </style:style>
    <style:style style:name="T23" style:family="text">
      <style:text-properties officeooo:rsid="00450cf3"/>
    </style:style>
    <style:style style:name="T24" style:family="text">
      <style:text-properties officeooo:rsid="00469166"/>
    </style:style>
    <style:style style:name="T25" style:family="text">
      <style:text-properties officeooo:rsid="004e0ed5"/>
    </style:style>
    <style:style style:name="T26" style:family="text">
      <style:text-properties officeooo:rsid="004eb8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SearchEngine</text:p>
      <text:p text:style-name="P7">一、业务流程</text:p>
      <text:list xml:id="list7632647799464906866" text:style-name="L6">
        <text:list-item>
          <text:p text:style-name="P9">用户浏览器输入一组关键词；</text:p>
        </text:list-item>
        <text:list-item>
          <text:p text:style-name="P9">点击<text:span text:style-name="T21">Search按钮，浏览器通过HTTP协议向Apache服务器发出请求；</text:span></text:p>
        </text:list-item>
        <text:list-item>
          <text:p text:style-name="P9">服务器端接收请求，调用<text:span text:style-name="T23">PHP完成页面请求，返回查询结果信息；</text:span></text:p>
        </text:list-item>
      </text:list>
      <text:p text:style-name="P8">二、功能模块设计</text:p>
      <text:p text:style-name="P8"><text:span text:style-name="T25"><text:s text:c="8"/>采用B/S结构</text:span></text:p>
      <text:list xml:id="list3722632206398201769" text:style-name="L3">
        <text:list-item>
          <text:p text:style-name="P10"><text:span text:style-name="T19">客户端</text:span><text:span text:style-name="T26">：浏览器，用以交互；</text:span></text:p>
        </text:list-item>
        <text:list-item>
          <text:p text:style-name="P13"><text:span text:style-name="T11">服务器请求处理模块</text:span></text:p>
          <text:p text:style-name="P13"><text:span text:style-name="T11">UDPServer</text:span><text:span text:style-name="T2">：服务器，用于处理客户端请求,将请求信息封装为一个任务，放入线程池任务队列；</text:span></text:p>
          <text:p text:style-name="P12"><text:span text:style-name="T10">ThreadPool</text:span><text:span text:style-name="T1">：线程池，用于提高客户端的并发处理能力，减轻服务器处理压力；负责从任务队列中获取任务，然后随机分配给空闲线程处理；</text:span></text:p>
          <text:p text:style-name="P16"><text:span text:style-name="T10">MutexLock</text:span><text:span text:style-name="T1">：互斥锁，用于共享资源的互斥访问；</text:span></text:p>
          <text:p text:style-name="P2"><text:span text:style-name="T14">Condition</text:span><text:span text:style-name="T3">：条件变量， </text:span><text:span text:style-name="T5">用于</text:span><text:span text:style-name="T4">保证线程安全</text:span><text:span text:style-name="T6">；</text:span></text:p>
        </text:list-item>
      </text:list>
      <text:p text:style-name="P3"><text:span text:style-name="T6"><text:tab/></text:span><text:span text:style-name="T15">WorkThread</text:span><text:span text:style-name="T7">：工作线程，在线程池中注册后用于处理任务队列中的任务；</text:span></text:p>
      <text:list xml:id="list221209658696369" text:continue-numbering="true" text:style-name="L3">
        <text:list-item>
          <text:p text:style-name="P4"><text:span text:style-name="T16">切词器</text:span></text:p>
          <text:p text:style-name="P14"><text:span text:style-name="T13">Scaner</text:span><text:span text:style-name="T9">：</text:span><text:span text:style-name="T7">扫描资料库中的文档，统计每个词在文档集合中的全局词频</text:span></text:p>
        </text:list-item>
        <text:list-item>
          <text:p text:style-name="P6"><text:span text:style-name="T16">词库加载模块</text:span></text:p>
        </text:list-item>
      </text:list>
      <text:p text:style-name="P17"><text:span text:style-name="T2"><text:tab/></text:span><text:span text:style-name="T12">Dict</text:span><text:span text:style-name="T8">：用于系统启动时候预加载和预处理词库</text:span></text:p>
      <text:list xml:id="list221210786580306" text:continue-numbering="true" text:style-name="L3">
        <text:list-item>
          <text:p text:style-name="P5"><text:span text:style-name="T16">关键词查询处理模块</text:span></text:p>
          <text:p text:style-name="P11"><text:span text:style-name="T18">Query</text:span><text:span text:style-name="T24">实现以下功能：</text:span></text:p>
        </text:list-item>
      </text:list>
      <text:list xml:id="list3620715689278856882" text:style-name="L7">
        <text:list-item>
          <text:p text:style-name="P15"><text:span text:style-name="T8">计算编辑距离</text:span></text:p>
        </text:list-item>
        <text:list-item>
          <text:p text:style-name="P15"><text:span text:style-name="T8">确定候选词集</text:span></text:p>
        </text:list-item>
        <text:list-item>
          <text:p text:style-name="P15"><text:span text:style-name="T8">制定比较策略</text:span></text:p>
        </text:list-item>
        <text:list-item>
          <text:p text:style-name="P15"><text:span text:style-name="T8">提取最优结果集</text:span></text:p>
        </text:list-item>
      </text:list>
      <text:list xml:id="list221210096566573" text:continue-list="list221210786580306" text:style-name="L3">
        <text:list-header>
          <text:p text:style-name="P5"><text:span text:style-name="T16"/></text:p>
        </text:list-header>
      </text:list>
      <text:p text:style-name="P7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hui </meta:initial-creator>
    <meta:creation-date>2014-05-03T17:37:44.042966576</meta:creation-date>
    <dc:date>2014-05-03T22:12:09.391154321</dc:date>
    <dc:creator>wanghui </dc:creator>
    <meta:editing-duration>PT4H33M5S</meta:editing-duration>
    <meta:editing-cycles>66</meta:editing-cycles>
    <meta:generator>LibreOffice/4.2.2.1$Linux_x86 LibreOffice_project/3be8cda0bddd8e430d8cda1ebfd581265cca5a0f</meta:generator>
    <meta:document-statistic meta:table-count="0" meta:image-count="0" meta:object-count="0" meta:page-count="2" meta:paragraph-count="25" meta:word-count="376" meta:character-count="482" meta:non-whitespace-character-count="470"/>
  </office:meta>
</office:document-meta>
</file>